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harter" svg:font-family="Charter, Georgia, 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08c" officeooo:paragraph-rsid="0010208c"/>
    </style:style>
    <style:style style:name="P2" style:family="paragraph" style:parent-style-name="Standard">
      <style:text-properties officeooo:rsid="0010c226" officeooo:paragraph-rsid="0010c226"/>
    </style:style>
    <style:style style:name="P3" style:family="paragraph" style:parent-style-name="Standard">
      <style:text-properties officeooo:rsid="00121661" officeooo:paragraph-rsid="00121661"/>
    </style:style>
    <style:style style:name="P4" style:family="paragraph" style:parent-style-name="Standard">
      <style:text-properties officeooo:rsid="0013c0b6" officeooo:paragraph-rsid="0013c0b6"/>
    </style:style>
    <style:style style:name="P5" style:family="paragraph" style:parent-style-name="Standard">
      <style:text-properties officeooo:rsid="0015bd97" officeooo:paragraph-rsid="0015bd97"/>
    </style:style>
    <style:style style:name="P6" style:family="paragraph" style:parent-style-name="Standard">
      <style:text-properties officeooo:rsid="0015c187" officeooo:paragraph-rsid="0015c187"/>
    </style:style>
    <style:style style:name="P7" style:family="paragraph" style:parent-style-name="Standard">
      <style:text-properties officeooo:rsid="001709b3" officeooo:paragraph-rsid="001709b3"/>
    </style:style>
    <style:style style:name="P8" style:family="paragraph" style:parent-style-name="Standard">
      <style:text-properties officeooo:rsid="00183f6a" officeooo:paragraph-rsid="00183f6a"/>
    </style:style>
    <style:style style:name="P9" style:family="paragraph" style:parent-style-name="Standard">
      <style:text-properties officeooo:rsid="001a7aa8" officeooo:paragraph-rsid="001a7aa8"/>
    </style:style>
    <style:style style:name="P10" style:family="paragraph" style:parent-style-name="Standard">
      <style:text-properties officeooo:paragraph-rsid="001c3e95"/>
    </style:style>
    <style:style style:name="P11" style:family="paragraph" style:parent-style-name="Standard">
      <style:text-properties officeooo:rsid="0021065b" officeooo:paragraph-rsid="0021065b"/>
    </style:style>
    <style:style style:name="P12" style:family="paragraph" style:parent-style-name="Standard">
      <style:text-properties officeooo:paragraph-rsid="0021065b"/>
    </style:style>
    <style:style style:name="P13" style:family="paragraph" style:parent-style-name="Standard">
      <style:text-properties officeooo:rsid="00249214" officeooo:paragraph-rsid="00249214"/>
    </style:style>
    <style:style style:name="P14" style:family="paragraph" style:parent-style-name="Standard">
      <style:text-properties officeooo:rsid="0026de80" officeooo:paragraph-rsid="0026de80"/>
    </style:style>
    <style:style style:name="P15" style:family="paragraph" style:parent-style-name="Standard">
      <style:text-properties officeooo:rsid="0028c4e2" officeooo:paragraph-rsid="0028c4e2"/>
    </style:style>
    <style:style style:name="P16" style:family="paragraph" style:parent-style-name="Standard">
      <style:text-properties officeooo:rsid="002b0726" officeooo:paragraph-rsid="002b0726"/>
    </style:style>
    <style:style style:name="P17" style:family="paragraph" style:parent-style-name="Standard">
      <style:text-properties officeooo:rsid="00558dcf" officeooo:paragraph-rsid="00558dcf"/>
    </style:style>
    <style:style style:name="P18" style:family="paragraph" style:parent-style-name="Heading"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Heading">
      <style:text-properties officeooo:rsid="0043e9eb" officeooo:paragraph-rsid="0043e9eb"/>
    </style:style>
    <style:style style:name="P20" style:family="paragraph" style:parent-style-name="Text_20_body">
      <style:text-properties officeooo:rsid="002b370c" officeooo:paragraph-rsid="002b370c"/>
    </style:style>
    <style:style style:name="P21" style:family="paragraph" style:parent-style-name="Text_20_body">
      <style:text-properties officeooo:rsid="002c7214" officeooo:paragraph-rsid="002c7214"/>
    </style:style>
    <style:style style:name="P22" style:family="paragraph" style:parent-style-name="Text_20_body">
      <style:text-properties officeooo:rsid="002da66d" officeooo:paragraph-rsid="002da66d"/>
    </style:style>
    <style:style style:name="P23" style:family="paragraph" style:parent-style-name="Text_20_body">
      <style:text-properties officeooo:rsid="0030ba13" officeooo:paragraph-rsid="0030ba13"/>
    </style:style>
    <style:style style:name="P24" style:family="paragraph" style:parent-style-name="Text_20_body">
      <style:text-properties officeooo:rsid="00326500" officeooo:paragraph-rsid="00326500"/>
    </style:style>
    <style:style style:name="P25" style:family="paragraph" style:parent-style-name="Text_20_body">
      <style:text-properties officeooo:rsid="0036fe96" officeooo:paragraph-rsid="0036fe96"/>
    </style:style>
    <style:style style:name="P26" style:family="paragraph" style:parent-style-name="Text_20_body">
      <style:text-properties officeooo:rsid="00370151" officeooo:paragraph-rsid="00370151"/>
    </style:style>
    <style:style style:name="P27" style:family="paragraph" style:parent-style-name="Text_20_body">
      <style:text-properties officeooo:rsid="0037d447" officeooo:paragraph-rsid="0037d447"/>
    </style:style>
    <style:style style:name="P28" style:family="paragraph" style:parent-style-name="Text_20_body">
      <style:text-properties officeooo:rsid="003a34e5" officeooo:paragraph-rsid="003a34e5"/>
    </style:style>
    <style:style style:name="P29" style:family="paragraph" style:parent-style-name="Text_20_body">
      <style:text-properties style:font-name="Liberation Sans" fo:font-size="11pt" fo:font-style="italic" officeooo:rsid="003a2e23" officeooo:paragraph-rsid="003a2e23" style:font-name-asian="Noto Sans CJK SC Regular" style:font-size-asian="11pt" style:font-style-asian="italic" style:font-name-complex="FreeSans" style:font-size-complex="11pt" style:font-style-complex="italic"/>
    </style:style>
    <style:style style:name="P30" style:family="paragraph" style:parent-style-name="Text_20_body">
      <style:text-properties style:font-name="Liberation Sans" fo:font-size="14pt" officeooo:rsid="004f619e" officeooo:paragraph-rsid="004957e0" style:font-name-asian="Noto Sans CJK SC Regular" style:font-size-asian="14pt" style:font-name-complex="FreeSans" style:font-size-complex="14pt"/>
    </style:style>
    <style:style style:name="P31" style:family="paragraph" style:parent-style-name="Text_20_body">
      <style:text-properties style:font-name="Liberation Sans" fo:font-size="14pt" officeooo:rsid="004f619e" officeooo:paragraph-rsid="004d6e97" style:font-name-asian="Noto Sans CJK SC Regular" style:font-size-asian="14pt" style:font-name-complex="FreeSans" style:font-size-complex="14pt"/>
    </style:style>
    <style:style style:name="P32" style:family="paragraph" style:parent-style-name="Text_20_body">
      <style:text-properties style:font-name="Liberation Sans" fo:font-size="14pt" officeooo:rsid="004f619e" officeooo:paragraph-rsid="00471214" style:font-name-asian="Noto Sans CJK SC Regular" style:font-size-asian="14pt" style:font-name-complex="FreeSans" style:font-size-complex="14pt"/>
    </style:style>
    <style:style style:name="P33" style:family="paragraph" style:parent-style-name="Text_20_body">
      <style:text-properties officeooo:rsid="003c599d" officeooo:paragraph-rsid="003c599d"/>
    </style:style>
    <style:style style:name="P34" style:family="paragraph" style:parent-style-name="Text_20_body">
      <style:text-properties officeooo:rsid="003fd00f" officeooo:paragraph-rsid="003fd00f"/>
    </style:style>
    <style:style style:name="P35" style:family="paragraph" style:parent-style-name="Text_20_body">
      <style:text-properties officeooo:rsid="0043e9eb" officeooo:paragraph-rsid="0043e9eb"/>
    </style:style>
    <style:style style:name="P36" style:family="paragraph" style:parent-style-name="Text_20_body">
      <style:text-properties officeooo:rsid="00471214" officeooo:paragraph-rsid="00471214"/>
    </style:style>
    <style:style style:name="P37" style:family="paragraph" style:parent-style-name="Text_20_body">
      <style:text-properties officeooo:rsid="004957e0" officeooo:paragraph-rsid="004957e0"/>
    </style:style>
    <style:style style:name="P38" style:family="paragraph" style:parent-style-name="Text_20_body">
      <style:text-properties officeooo:rsid="004b8416" officeooo:paragraph-rsid="004b8416"/>
    </style:style>
    <style:style style:name="P39" style:family="paragraph" style:parent-style-name="Text_20_body">
      <style:text-properties officeooo:rsid="004d2acb" officeooo:paragraph-rsid="004d2acb"/>
    </style:style>
    <style:style style:name="P40" style:family="paragraph" style:parent-style-name="Text_20_body">
      <style:text-properties officeooo:rsid="004d6e97" officeooo:paragraph-rsid="004d6e97"/>
    </style:style>
    <style:style style:name="P41" style:family="paragraph" style:parent-style-name="Text_20_body">
      <style:text-properties officeooo:rsid="004f619e" officeooo:paragraph-rsid="004f619e"/>
    </style:style>
    <style:style style:name="P42" style:family="paragraph" style:parent-style-name="Text_20_body">
      <style:text-properties officeooo:rsid="004f619e" officeooo:paragraph-rsid="004fc312"/>
    </style:style>
    <style:style style:name="P43" style:family="paragraph" style:parent-style-name="Text_20_body">
      <style:text-properties officeooo:rsid="004f619e" officeooo:paragraph-rsid="00501536"/>
    </style:style>
    <style:style style:name="P44" style:family="paragraph" style:parent-style-name="Text_20_body">
      <style:text-properties officeooo:rsid="004fc312" officeooo:paragraph-rsid="00501536"/>
    </style:style>
    <style:style style:name="P45" style:family="paragraph" style:parent-style-name="Text_20_body">
      <style:text-properties officeooo:rsid="00501536" officeooo:paragraph-rsid="00501536"/>
    </style:style>
    <style:style style:name="P46" style:family="paragraph" style:parent-style-name="Text_20_body">
      <style:text-properties officeooo:rsid="00537538" officeooo:paragraph-rsid="00537538"/>
    </style:style>
    <style:style style:name="P47" style:family="paragraph" style:parent-style-name="Text_20_body" style:list-style-name="L1">
      <style:text-properties officeooo:rsid="0037d447" officeooo:paragraph-rsid="0037d447"/>
    </style:style>
    <style:style style:name="P48" style:family="paragraph" style:parent-style-name="Text_20_body" style:list-style-name="L1">
      <style:text-properties officeooo:rsid="003a1c42" officeooo:paragraph-rsid="003a1c42"/>
    </style:style>
    <style:style style:name="P49" style:family="paragraph" style:parent-style-name="Heading_20_2">
      <style:text-properties officeooo:rsid="002b0726" officeooo:paragraph-rsid="00422753"/>
    </style:style>
    <style:style style:name="T1" style:family="text">
      <style:text-properties officeooo:rsid="0015bd97"/>
    </style:style>
    <style:style style:name="T2" style:family="text">
      <style:text-properties officeooo:rsid="0015c187"/>
    </style:style>
    <style:style style:name="T3" style:family="text">
      <style:text-properties fo:font-variant="normal" fo:text-transform="none" fo:color="#050526" style:font-name="Charter" fo:font-size="10pt" fo:letter-spacing="normal" fo:font-style="italic" fo:font-weight="normal" style:font-size-asian="10pt" style:font-style-asian="italic" style:font-size-complex="10pt" style:font-style-complex="italic"/>
    </style:style>
    <style:style style:name="T4" style:family="text">
      <style:text-properties fo:font-variant="normal" fo:text-transform="none" fo:color="#050526" style:font-name="Abyssinica SIL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50526" style:text-line-through-style="none" style:text-line-through-type="none" style:font-name="Abyssinica SIL" fo:font-size="10pt" fo:letter-spacing="normal" fo:font-style="normal" style:text-underline-style="none" fo:font-weight="normal" style:text-blinking="false" fo:background-color="#ffffff" loext:char-shading-value="0" style:font-size-asian="10pt" style:font-size-complex="10pt" loext:padding="0in" loext:border="none"/>
    </style:style>
    <style:style style:name="T6" style:family="text">
      <style:text-properties fo:font-variant="normal" fo:text-transform="none" style:text-line-through-style="none" style:text-line-through-type="none" style:font-name="Abyssinica SIL" fo:font-size="10pt" fo:letter-spacing="normal" fo:font-style="normal" style:text-underline-style="none" fo:font-weight="normal" style:text-blinking="false" fo:background-color="#ffffff" loext:char-shading-value="0" style:font-size-asian="10pt" style:font-size-complex="10pt" loext:padding="0in" loext:border="none"/>
    </style:style>
    <style:style style:name="T7" style:family="text">
      <style:text-properties officeooo:rsid="0021065b"/>
    </style:style>
    <style:style style:name="T8" style:family="text">
      <style:text-properties officeooo:rsid="0022ae8a"/>
    </style:style>
    <style:style style:name="T9" style:family="text">
      <style:text-properties officeooo:rsid="0022cc97"/>
    </style:style>
    <style:style style:name="T10" style:family="text">
      <style:text-properties officeooo:rsid="00265cfc"/>
    </style:style>
    <style:style style:name="T11" style:family="text">
      <style:text-properties officeooo:rsid="002da66d"/>
    </style:style>
    <style:style style:name="T12" style:family="text">
      <style:text-properties officeooo:rsid="002e5711"/>
    </style:style>
    <style:style style:name="T13" style:family="text">
      <style:text-properties officeooo:rsid="0033f2e5"/>
    </style:style>
    <style:style style:name="T14" style:family="text">
      <style:text-properties officeooo:rsid="00354723"/>
    </style:style>
    <style:style style:name="T15" style:family="text">
      <style:text-properties officeooo:rsid="0036fe96"/>
    </style:style>
    <style:style style:name="T16" style:family="text">
      <style:text-properties officeooo:rsid="00370151"/>
    </style:style>
    <style:style style:name="T17" style:family="text">
      <style:text-properties officeooo:rsid="0039b4a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9b4ac" style:font-weight-asian="bold" style:font-weight-complex="bold"/>
    </style:style>
    <style:style style:name="T20" style:family="text">
      <style:text-properties officeooo:rsid="003acb40"/>
    </style:style>
    <style:style style:name="T21" style:family="text">
      <style:text-properties officeooo:rsid="003e03cd"/>
    </style:style>
    <style:style style:name="T22" style:family="text">
      <style:text-properties officeooo:rsid="00418244"/>
    </style:style>
    <style:style style:name="T23" style:family="text">
      <style:text-properties officeooo:rsid="0049225c"/>
    </style:style>
    <style:style style:name="T24" style:family="text">
      <style:text-properties officeooo:rsid="004e7deb"/>
    </style:style>
    <style:style style:name="T25" style:family="text">
      <style:text-properties style:text-underline-style="solid" style:text-underline-width="auto" style:text-underline-color="font-color" officeooo:rsid="004e7deb"/>
    </style:style>
    <style:style style:name="T26" style:family="text">
      <style:text-properties officeooo:rsid="004fc312"/>
    </style:style>
    <style:style style:name="T27" style:family="text">
      <style:text-properties officeooo:rsid="00501536"/>
    </style:style>
    <style:style style:name="T28" style:family="text">
      <style:text-properties officeooo:rsid="00573d0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Domain Randomization</text:p>
      <text:p text:style-name="P1"/>
      <text:p text:style-name="P1"><text:s/></text:p>
      <text:h text:style-name="Heading_20_3" text:outline-level="3">Focus of papers:</text:h>
      <text:p text:style-name="Heading">1. Domain Randomization and Generative Models for Robotic Grasping</text:p>
      <text:p text:style-name="P3">nowadays models are usually trained on few hundreds objects, makes it hard for generalization.</text:p>
      <text:p text:style-name="P4">Focus on data generation (object synthesis), and then train a deep NN to perform grasping on these objects.</text:p>
      <text:p text:style-name="P4">Results: &gt;90% succ<text:span text:style-name="T1">e</text:span>ss rate on previously unseen realistic objects <text:span text:style-name="T1">(simulation)</text:span>.</text:p>
      <text:p text:style-name="P5"><text:tab/> <text:s text:c="3"/>80% success rate on real-world object</text:p>
      <text:p text:style-name="Heading">2. Domain Randomization for Transferring Deep NN from Simulation to the Real World</text:p>
      <text:p text:style-name="P2">focus on the task of object localization.</text:p>
      <text:p text:style-name="P2">Ability to perform grasping in a cluttered environment</text:p>
      <text:p text:style-name="P2"/>
      <text:p text:style-name="P2"/>
      <text:p text:style-name="Heading">Generalizing from Simulation</text:p>
      <text:p text:style-name="P6"><text:a xlink:type="simple" xlink:href="https://openai.com/blog/generalizing-from-simulation/" text:style-name="Internet_20_link" text:visited-style-name="Visited_20_Internet_20_Link">https://openai.com/blog/generalizing-from-simulation/</text:a></text:p>
      <text:p text:style-name="P6"/>
      <text:p text:style-name="P10"><text:span text:style-name="T2">“</text:span><text:span text:style-name="T4">We spent a number of months unsuccessfully trying to get conventional RL algorithms working on pick-and-place tasks before ultimately developing a new reinforcement learning algorithm, </text:span><text:a xlink:type="simple" xlink:href="https://arxiv.org/pdf/1707.01495.pdf" office:target-frame-name="_blank" xlink:show="new" text:style-name="Internet_20_link" text:visited-style-name="Visited_20_Internet_20_Link"><text:span text:style-name="T6">Hindsight Experience Replay</text:span></text:a><text:span text:style-name="T5"> </text:span><text:span text:style-name="T4">(HER)</text:span><text:span text:style-name="T2">”</text:span></text:p>
      <text:p text:style-name="P6"/>
      <text:p text:style-name="P6"/>
      <text:h text:style-name="Heading_20_2" text:outline-level="2">Transferring from Simulation to Real-World</text:h>
      <text:p text:style-name="P7"/>
      <text:p text:style-name="P7">1. Image-based Learning</text:p>
      <text:p text:style-name="P7"><text:a xlink:type="simple" xlink:href="https://arxiv.org/abs/1710.06542" text:style-name="Internet_20_link" text:visited-style-name="Visited_20_Internet_20_Link">https://arxiv.org/abs/1710.06542</text:a></text:p>
      <text:p text:style-name="P7"/>
      <text:p text:style-name="P7"/>
      <text:p text:style-name="P8">2. Dynamic Randomization</text:p>
      <text:p text:style-name="P8"><text:a xlink:type="simple" xlink:href="https://arxiv.org/abs/1710.06537" text:style-name="Internet_20_link" text:visited-style-name="Visited_20_Internet_20_Link">https://arxiv.org/abs/1710.06537</text:a></text:p>
      <text:p text:style-name="P9">Feed-Forward NNs fail, but LSTM succeed.</text:p>
      <text:p text:style-name="P9"/>
      <text:p text:style-name="P11">3. Spam-Detection in the Physical World</text:p>
      <text:p text:style-name="P11"><text:a xlink:type="simple" xlink:href="https://openai.com/blog/spam-detection-in-the-physical-world/" text:style-name="Internet_20_link" text:visited-style-name="Visited_20_Internet_20_Link">https://openai.com/blog/spam-detection-in-the-physical-world/</text:a></text:p>
      <text:p text:style-name="P12"><text:span text:style-name="T7">“</text:span><text:span text:style-name="T3">we randomly vary colors, textures, lighting conditions, and camera settings in simulated scenes. The resulting dataset is sufficiently variable to allow a deep neural network trained on it to generalize to reality.</text:span><text:span text:style-name="T7">”</text:span></text:p>
      <text:p text:style-name="P12"/>
      <text:p text:style-name="P12"/>
      <text:h text:style-name="Heading_20_3" text:outline-level="3">Question: What are the factors you can <text:span text:style-name="T8">randomize</text:span> in the simulation?</text:h>
      <text:p text:style-name="P11">- The object: color<text:span text:style-name="T8">s</text:span>, <text:span text:style-name="T14">shape,</text:span> textures, <text:span text:style-name="T9">mass,</text:span> <text:span text:style-name="T8">positions, sizes, orientation</text:span></text:p>
      <text:p text:style-name="P11">- Environment: Lighting conditions, camera settings</text:p>
      <text:p text:style-name="P11"><text:soft-page-break/>- <text:span text:style-name="T9">The robot: sensor noise, fiction, action delays</text:span></text:p>
      <text:p text:style-name="P11"/>
      <text:p text:style-name="P17">Rigid body and non-rigid body</text:p>
      <text:p text:style-name="P11"/>
      <text:p text:style-name="P11"/>
      <text:p text:style-name="P13">For now simple facts that <text:span text:style-name="T10">are </text:span>prove<text:span text:style-name="T10">n</text:span> to <text:span text:style-name="T10">be</text:span> work<text:span text:style-name="T10">ing</text:span>:</text:p>
      <text:p text:style-name="P13">HER, LSTM works better than Feed-Forward NN</text:p>
      <text:p text:style-name="P13"/>
      <text:p text:style-name="P13"/>
      <text:p text:style-name="P13"/>
      <text:p text:style-name="P13"/>
      <text:h text:style-name="Heading_20_2" text:outline-level="2">Relevant Git Repositories</text:h>
      <text:p text:style-name="P15">Domain Randomization for all:</text:p>
      <text:p text:style-name="P15"><text:a xlink:type="simple" xlink:href="https://github.com/topics/domain-randomization" text:style-name="Internet_20_link" text:visited-style-name="Visited_20_Internet_20_Link">https://github.com/topics/domain-randomization</text:a></text:p>
      <text:p text:style-name="P15"/>
      <text:p text:style-name="P14"/>
      <text:p text:style-name="P14">1. Grasp: <text:a xlink:type="simple" xlink:href="https://github.com/jsbruglie/grasp" text:style-name="Internet_20_link" text:visited-style-name="Visited_20_Internet_20_Link">https://github.com/jsbruglie/grasp</text:a></text:p>
      <text:p text:style-name="P15">2. Gazebo domain randomization: <text:a xlink:type="simple" xlink:href="https://github.com/neka-nat/gazebo_domain_randomization" text:style-name="Internet_20_link" text:visited-style-name="Visited_20_Internet_20_Link">https://github.com/neka-nat/gazebo_domain_randomization</text:a></text:p>
      <text:p text:style-name="P15"/>
      <text:p text:style-name="P15"/>
      <text:p text:style-name="P16">Sim2Real: Collection of papers</text:p>
      <text:p text:style-name="P16"><text:a xlink:type="simple" xlink:href="https://people.eecs.berkeley.edu/~pabbeel/publications-sim2real.html" text:style-name="Internet_20_link" text:visited-style-name="Visited_20_Internet_20_Link">https://people.eecs.berkeley.edu/~pabbeel/publications-sim2real.html</text:a></text:p>
      <text:p text:style-name="P16"/>
      <text:p text:style-name="P16"/>
      <text:p text:style-name="P16"/>
      <text:p text:style-name="P16"/>
      <text:p text:style-name="P16"/>
      <text:h text:style-name="P49" text:outline-level="2">Domain Randomization and Generative Models for Robotic Grasping</text:h>
      <text:p text:style-name="P19">- Abstract</text:p>
      <text:p text:style-name="P36">Deep AutoRegressive Networks <text:span text:style-name="T23">(there is a paper from Google about it)</text:span></text:p>
      <text:p text:style-name="P37">To better generalization, you need more unique objects, which is hard to get. → this paper present a way to generate them.</text:p>
      <text:p text:style-name="P37">Map sensor inputs of a scene to a probability distribution over possible grasps.</text:p>
      <text:p text:style-name="P37"/>
      <text:p text:style-name="P30">- Introduction</text:p>
      <text:p text:style-name="P38">DR main idea: by training on a wide enough variety of unrealistic procedurally generated obejct meshes, our learned models will generalize to realistic objects.</text:p>
      <text:p text:style-name="P40">Grasps are typically chosen using random sampling or by solving a small optimization problem online.</text:p>
      <text:p text:style-name="P40">Hypothesis for choosing grasp: a learned model for grasp sampling will be more likely to find high-quality grasps for challenging objects and will do so more efficiently.</text:p>
      <text:p text:style-name="P40"><text:soft-page-break/></text:p>
      <text:p text:style-name="P40"><text:span text:style-name="T24">Sensors inputs will be mapped to a </text:span><text:span text:style-name="T25">probability distribution over grasps</text:span><text:span text:style-name="T24">, using the autoregressive model architecture. This </text:span><text:span text:style-name="T25">probability distribution over grasps</text:span><text:span text:style-name="T24"> corresponds to the model’s weighted estimate of the likelihood of success of each grasp.</text:span></text:p>
      <text:p text:style-name="P40"/>
      <text:p text:style-name="P31">- Method</text:p>
      <text:p text:style-name="P41">Object generation: <text:s text:c="2"/>(the main thing I want to use)</text:p>
      <text:p text:style-name="P41"><text:tab/>some thought<text:span text:style-name="T27">s</text:span>: can we use GAN to generate 3D objects?</text:p>
      <text:p text:style-name="P42"><text:tab/><text:a xlink:type="simple" xlink:href="http://3dgan.csail.mit.edu/" text:style-name="Internet_20_link" text:visited-style-name="Visited_20_Internet_20_Link"><text:span text:style-name="T26">http://3dgan.csail.mit.edu/</text:span></text:a></text:p>
      <text:p text:style-name="P43"><text:tab/><text:span text:style-name="T26">I think in our case, GAN is more suitable. E.g. given a car part, we can generate several </text:span></text:p>
      <text:p text:style-name="P44"><text:tab/>similar parts. <text:s/></text:p>
      <text:p text:style-name="P43"><text:tab/><text:span text:style-name="T27">But if you want it to be challenging, then this method would also work, we just have to </text:span></text:p>
      <text:p text:style-name="P45"><text:tab/>make sure that the resulting part look like a car part?</text:p>
      <text:p text:style-name="P43"/>
      <text:p text:style-name="P32">- Experiments</text:p>
      <text:p text:style-name="P46">The grasping models trained on unrealistic randomly generated objects perform as well on novel realistic objects as those trained on realistic objects</text:p>
      <text:p text:style-name="P46">How important is using a large number of unique objects for training grasping models.</text:p>
      <text:p text:style-name="P46"/>
      <text:p text:style-name="P16"/>
      <text:p text:style-name="P16"/>
      <text:p text:style-name="P16"/>
      <text:h text:style-name="Heading_20_2" text:outline-level="2">Domain Randomization for Transferring Deep NN from Simulation to the Real World</text:h>
      <text:p text:style-name="Heading">- Abstract</text:p>
      <text:p text:style-name="P20">train with variations of images, so that in the real world the real image (get from camera) would just be treated as another variation.</text:p>
      <text:p text:style-name="P21">Focus: object localization</text:p>
      <text:p text:style-name="P21"/>
      <text:p text:style-name="Heading">- <text:span text:style-name="T11">Introduction:</text:span></text:p>
      <text:p text:style-name="P22">If the variability in simulation is significant enough, models trained in simulation will generalize to the real world with no additional training.</text:p>
      <text:p text:style-name="P22"><text:soft-page-break/>DR can be applied to any component of the reality gap, we focus on the transferring from low-fidelity simulated camera images. →<text:span text:style-name="T12"> better object localization ability in real-world.</text:span></text:p>
      <text:p text:style-name="P23">Impact of different choices of randomization and training method.</text:p>
      <text:p text:style-name="P23"/>
      <text:p text:style-name="P24">Trained on simulated image <text:span text:style-name="T13">(camera in simulation)</text:span> → perform on real world image <text:span text:style-name="T13">(real camera image)</text:span></text:p>
      <text:p text:style-name="P21"/>
      <text:p text:style-name="Heading">- <text:span text:style-name="T15">Related Work</text:span></text:p>
      <text:p text:style-name="P25">Our method avoid 3D reconstruction, more scalable to other problems.</text:p>
      <text:p text:style-name="P25"/>
      <text:p text:style-name="Heading">- <text:span text:style-name="T16">Method</text:span></text:p>
      <text:p text:style-name="P18">A. Domain randomization</text:p>
      <text:p text:style-name="P26">purpose: provide enough simulated variability at training time.</text:p>
      <text:p text:style-name="P27">The following facts are randomized:</text:p>
      <text:list xml:id="list3874189535549477125" text:style-name="L1">
        <text:list-item>
          <text:p text:style-name="P47"><text:span text:style-name="T18">Distractor objects</text:span>: number and shape</text:p>
        </text:list-item>
        <text:list-item>
          <text:p text:style-name="P47"><text:span text:style-name="T18">All objects</text:span>: position and texture</text:p>
        </text:list-item>
        <text:list-item>
          <text:p text:style-name="P47"><text:span text:style-name="T19">Environment</text:span><text:span text:style-name="T17">: t</text:span>exture of table, floor, robot</text:p>
        </text:list-item>
        <text:list-item>
          <text:p text:style-name="P47"><text:span text:style-name="T18">Camera</text:span>: Position, orientation, field of view</text:p>
        </text:list-item>
        <text:list-item>
          <text:p text:style-name="P48">Type and amount of random noise added to <text:span text:style-name="T18">images</text:span></text:p>
        </text:list-item>
      </text:list>
      <text:p text:style-name="P25"/>
      <text:p text:style-name="P29">B. Model architecture and training</text:p>
      <text:p text:style-name="P28">VGG16, conv+maxpool relu + 2 layer<text:span text:style-name="T20">s</text:span> of fully-connected </text:p>
      <text:p text:style-name="P25"/>
      <text:p text:style-name="P33"><text:span text:style-name="T21">T</text:span>hey did not mention the RL algorithm they used for the picking, maybe it’s hard coded?</text:p>
      <text:p text:style-name="P34">My conclusion:</text:p>
      <text:p text:style-name="P34">This paper is mainly focusing on the object detection and localization part (more in CV field) and how to train NN with low-res sensor image and transfer it to real-world high-res images. <text:span text:style-name="T22">Not very useful for our use cases.</text:span></text:p>
      <text:p text:style-name="P34"/>
      <text:p text:style-name="P34"/>
      <text:p text:style-name="P35">Surprising findings:</text:p>
      <text:p text:style-name="P35"><text:soft-page-break/>YCB dataset – Object and Model set</text:p>
      <text:p text:style-name="P41">ShapeNet</text:p>
      <text:p text:style-name="P39">Search for Deep learning fo<text:span text:style-name="T28">r</text:span> grasping (gripp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harter" svg:font-family="Charter, Georgia, 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8:51:30.834366392</meta:creation-date>
    <dc:date>2019-04-10T09:43:13.993741350</dc:date>
    <meta:editing-duration>PT7H28M18S</meta:editing-duration>
    <meta:editing-cycles>61</meta:editing-cycles>
    <meta:generator>LibreOffice/5.1.6.2$Linux_X86_64 LibreOffice_project/10m0$Build-2</meta:generator>
    <meta:document-statistic meta:table-count="0" meta:image-count="0" meta:object-count="0" meta:page-count="5" meta:paragraph-count="87" meta:word-count="800" meta:character-count="5486" meta:non-whitespace-character-count="4757"/>
  </office:meta>
</office:document-meta>
</file>